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officeooo:rsid="001a85b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zlilik Politikası ve Kullanım Koşulları</text:p>
      <text:section text:style-name="Sect1" text:name="DynamicPageDetails_Body">
        <text:p text:style-name="Standard">Burada belirtilen gizlilik politikası ve kullanım koşulları; <text:span text:style-name="T1">2dpalt</text:span>'nin Google Play Store ve IOS App Store'da yayınlanan bütün mobil uygulamaları için geçerlidir. Bu uygulamaları mobil cihazınıza yükleyerek, bu metinde yer alan gizlilik politikasını ve kullanım koşullarını kabul etmiş sayılırsınız. Bu koşulları kabul etmiyorsanız bu uygulamaları mobil cihazınıza yüklemeyiniz.</text:p>
        <text:p text:style-name="Standard"/>
        <text:p text:style-name="Standard">Uygulamalarımızda, Girilen Veriler şifreli sunucularda sadece sizlerin görebileceği şekilde depolanır ve 3. şahıs yada kurumlar ile paylaşılmaz.</text:p>
        <text:p text:style-name="Standard"/>
        <text:p text:style-name="Standard"/>
        <text:p text:style-name="Standard">İnternet Kullanım İzinleri,Uygulamımızdan Verilerin Şifreli sunuculara gönderilebilmesi için gerekli olan izindir ve kullanıcıların bunu tanımlaması gerekir. bu izinler telefonunuzdan isteğiniz dışında bir bilgiyi transfer etmek için kullanılmaz. Verilen internet erişim izni sadece uygulama içersinde <text:span text:style-name="T1">gösterilen reklamlar için gereklidir.</text:span></text:p>
        <text:p text:style-name="Standard"/>
        <text:p text:style-name="Standard"/>
        <text:p text:style-name="Standard">Uygulamalarımız, size ait herhangi bir kişisel bilgiyi toplamaz ve sizden bu yönde bir talepte bulunmaz.</text:p>
        <text:p text:style-name="Standard"/>
        <text:p text:style-name="Standard"><text:span text:style-name="T1">2dplat</text:span> kaliteli ve yararlı uygulamalar yayınlamak için her zaman gereken özeni ve duyarlılığı gösterecektir. Buna rağmen, uygulamalarımızda yer alan içeriklerin beklentilerinizi karşılayacağı, size yararlı olacağı veya kesin doğru bilgiler içereceğine dair hiçbir taahhütte bulunmamaktayız. Uygulamaları olduğu gibi sunmaktayız. Bu sebeple, uygulamalarımızdan kaynaklı yaşanacak herhangi bir olumsuz durum için <text:span text:style-name="T1">2dplat</text:span>'ni sorumlu tutamayacağınızı kabul etmektesiniz. </text:p>
        <text:p text:style-name="Standard"/>
        <text:p text:style-name="Standard"><text:span text:style-name="T1">2dplat</text:span>, bu uygulamaların güvenliği konusunda alınabilecek tüm önlemleri almak için gereken ölçüde çaba sarf eder ve Google Play Geliştirici Programı Politikaları sözleşmesi kapsamındaki yükümlülüklerini yerine getirir. Bununla birlikte; internet ve dijital ortamlar yeterli düzeyde güvenli alanlar değildir. Bu yüzden size yüzde yüz güvenli bir hizmet sunacağımız konusunda herhangi bir garantide bulunmamaktayız.</text:p>
        <text:p text:style-name="Standard">Bu uygulamaların bizim bilgimiz dışında başka bir android yada IOS mağazasında yer alması durumunda, buradan yapılacak yüklemelerden <text:span text:style-name="T1">2dplat</text:span> sorumlu tutulamaz.</text:p>
        <text:p text:style-name="Standard"/>
        <text:p text:style-name="Standard">Bu uygulamalarda, üçüncü taraflara ait reklamlar ve linkler yer alabilir. Bu üçüncü taraflara ait reklamların ve linklerin niteliğinden, içeriğinden, güvenliğinden veya bunlardan kaynaklı oluşabilecek zararlardan <text:span text:style-name="T1">2dpalt</text:span>'ni sorumlu tutamayacağınızı kabul etmektesiniz. Google tarafından yayınlanan reklamlara ilişkin ayarlarınızı nasıl düzenleyeceğinizi, reklam ayarları sayfasından öğrenebilirsiniz.</text:p>
        <text:p text:style-name="Standard"/>
        <text:p text:style-name="Standard">Bu uygulamalarda yer alan sesli, yazılı ve görsel öğelerden ve yazılımlardan oluşan bütün içeriğe ilişkin her türlü telif hakkı <text:span text:style-name="T1">2dplat</text:span>’ne aittir. Herhangi bir uygulamamızı veya bu uygulamaların telif haklarıyla korunan içeriğini; kopyalama, çoğaltma, yeniden yayımlama, parçalarına ayırma, tekrar kamuya sunma vb. eylemlerde <text:span text:style-name="T1">GPL3+ lisansına uygun hareket edeceğinizi kabul etmiş olursunuz</text:span></text:p>
        <text:p text:style-name="Standard"/>
        <text:p text:style-name="Standard">Burada belirtilen koşullarla ilgili görüş ve önerilerinizi, <text:span text:style-name="T1">frukolosko@gmail.com</text:span> mail adresinden bize iletebilirsiniz.</text:p>
        <text:p text:style-name="Standard"/>
        <text:p text:style-name="Standard"><text:span text:style-name="T1">2dplat</text:span>; bu Gizlilik Politikası ve Kullanım Koşulları metninde değişiklik yapabilir. Yapılan değişiklikler anında yürürlüğe girecektir. Değişiklik yaptığımız tarihi, "son güncelleme tarihi" olarak en alt kısımda belirtiriz. </text:p>
        <text:p text:style-name="Standard"/>
        <text:p text:style-name="Standard">Son güncelleme tarihi:</text:p>
        <text:p text:style-name="Standard"><text:soft-page-break/><text:span text:style-name="T1">2</text:span>.08.2<text:span text:style-name="T1">020</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23:05:19.677338292</meta:creation-date>
    <dc:date>2020-09-03T23:11:37.568457967</dc:date>
    <meta:editing-duration>PT6M23S</meta:editing-duration>
    <meta:editing-cycles>1</meta:editing-cycles>
    <meta:document-statistic meta:table-count="0" meta:image-count="0" meta:object-count="0" meta:page-count="2" meta:paragraph-count="14" meta:word-count="380" meta:character-count="3202" meta:non-whitespace-character-count="2834"/>
    <meta:generator>LibreOffice/6.0.7.3$Linux_X86_64 LibreOffice_project/00m0$Build-3</meta:generator>
  </office:meta>
</office:document-meta>
</file>